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const</text:span><text:span text:style-name="T7"> [</text:span><text:span text:style-name="T8">ingresos</text:span><text:span text:style-name="T7">, </text:span><text:span text:style-name="T9">setIngresos</text:span><text:span text:style-name="T7">] </text:span><text:span text:style-name="T10">=</text:span><text:span text:style-name="T7"> </text:span><text:span text:style-name="T9">useState</text:span><text:span text:style-name="T7">([]);</text:span></text:p>
      <text:p text:style-name="P3">  <text:span text:style-name="T6">const</text:span><text:span text:style-name="T7"> [</text:span><text:span text:style-name="T8">nuevoIngreso</text:span><text:span text:style-name="T7">, </text:span><text:span text:style-name="T9">setNuevoIngreso</text:span><text:span text:style-name="T7">] </text:span><text:span text:style-name="T10">=</text:span><text:span text:style-name="T7"> </text:span><text:span text:style-name="T9">useState</text:span><text:span text:style-name="T7">({</text:span></text:p>
      <text:p text:style-name="P3">    <text:span text:style-name="T11">id:</text:span><text:span text:style-name="T7"> </text:span><text:span text:style-name="T6">null</text:span><text:span text:style-name="T7">,</text:span></text:p>
      <text:p text:style-name="P3">    <text:span text:style-name="T11">categoria:</text:span><text:span text:style-name="T7"> </text:span><text:span text:style-name="T12">""</text:span><text:span text:style-name="T7">,</text:span></text:p>
      <text:p text:style-name="P3">    <text:span text:style-name="T11">monto:</text:span><text:span text:style-name="T7"> </text:span><text:span text:style-name="T12">""</text:span><text:span text:style-name="T7">,</text:span></text:p>
      <text:p text:style-name="P3">    <text:span text:style-name="T11">fecha:</text:span><text:span text:style-name="T7"> </text:span><text:span text:style-name="T12">""</text:span><text:span text:style-name="T7">,</text:span></text:p>
      <text:p text:style-name="P3">  <text:span text:style-name="T7">});</text:span></text:p>
      <text:p text:style-name="P2"/>
      <text:p text:style-name="P3">  <text:span text:style-name="T9">useEffect</text:span><text:span text:style-name="T7">((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"http://localhost:8000/ingresos"</text:span><text:span text:style-name="T7">)</text:span></text:p>
      <text:p text:style-name="P3">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<text:span text:style-name="T7">.</text:span><text:span text:style-name="T9">then</text:span><text:span text:style-name="T7">((</text:span><text:span text:style-name="T11">data</text:span><text:span text:style-name="T7">) </text:span><text:span text:style-name="T6">=&gt;</text:span><text:span text:style-name="T7"> </text:span><text:span text:style-name="T9">setIngresos</text:span><text:span text:style-name="T7">(</text:span><text:span text:style-name="T11">data</text:span><text:span text:style-name="T7">))</text:span></text:p>
      <text:p text:style-name="P3">      <text:span text:style-name="T7">.</text:span><text:span text:style-name="T9">catch</text:span><text:span text:style-name="T7">((</text:span><text:span text:style-name="T11">err</text:span><text:span text:style-name="T7">) </text:span><text:span text:style-name="T6">=&gt;</text:span><text:span text:style-name="T7"> </text:span><text:span text:style-name="T11">console</text:span><text:span text:style-name="T7">.</text:span><text:span text:style-name="T9">error</text:span><text:span text:style-name="T7">(</text:span><text:span text:style-name="T12">"Error al obtener ingresos:"</text:span><text:span text:style-name="T7">, </text:span><text:span text:style-name="T11">err</text:span><text:span text:style-name="T7">));</text:span></text:p>
      <text:p text:style-name="P3">  <text:span text:style-name="T7">}, []);</text:span></text:p>
      <text:p text:style-name="P2"/>
      <text:p text:style-name="P3">  <text:span text:style-name="T6">const</text:span><text:span text:style-name="T7"> </text:span><text:span text:style-name="T9">handleChange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9">setNuevoIngreso</text:span><text:span text:style-name="T7">({ </text:span><text:span text:style-name="T10">...</text:span><text:span text:style-name="T8">nuevoIngreso</text:span><text:span text:style-name="T7">, </text:span><text:span text:style-name="T11">[e.target.name]:</text:span><text:span text:style-name="T7"> </text:span><text:span text:style-name="T11">e</text:span><text:span text:style-name="T7">.</text:span><text:span text:style-name="T11">target</text:span><text:span text:style-name="T7">.</text:span><text:span text:style-name="T11">value</text:span><text:span text:style-name="T7"> }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11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3">if</text:span><text:span text:style-name="T7"> (</text:span><text:span text:style-name="T8">nuevoIngreso</text:span><text:span text:style-name="T7">.</text:span><text:span text:style-name="T11">id</text:span><text:span text:style-name="T7">) {</text:span></text:p>
      <text:p text:style-name="P3">      <text:span text:style-name="T14">// Editar ingreso existente</text:span></text:p>
      <text:p text:style-name="P3">      <text:span text:style-name="T9">fetch</text:span><text:span text:style-name="T7">(</text:span><text:span text:style-name="T12">`http://localhost:8000/ingresos/</text:span><text:span text:style-name="T6">${</text:span><text:span text:style-name="T8">nuevoIngreso</text:span><text:span text:style-name="T10">.</text:span><text:span text:style-name="T11">id</text:span><text:span text:style-name="T6">}</text:span><text:span text:style-name="T12">`</text:span><text:span text:style-name="T7">, {</text:span></text:p>
      <text:p text:style-name="P3">        <text:span text:style-name="T11">method:</text:span><text:span text:style-name="T7"> </text:span><text:span text:style-name="T12">"PU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updatedIngreso</text:span><text:span text:style-name="T7">) </text:span><text:span text:style-name="T6">=&gt;</text:span><text:span text:style-name="T7"> {</text:span></text:p>
      <text:p text:style-name="P3">          <text:span text:style-name="T9">setIngresos</text:span><text:span text:style-name="T7">(</text:span></text:p>
      <text:p text:style-name="P3">            <text:span text:style-name="T8">ingresos</text:span><text:span text:style-name="T7">.</text:span><text:span text:style-name="T9">map</text:span><text:span text:style-name="T7">((</text:span><text:span text:style-name="T11">ing</text:span><text:span text:style-name="T7">) </text:span><text:span text:style-name="T6">=&gt;</text:span></text:p>
      <text:p text:style-name="P3">              <text:span text:style-name="T11">ing</text:span><text:span text:style-name="T7">.</text:span><text:span text:style-name="T11">id</text:span><text:span text:style-name="T7"> </text:span><text:span text:style-name="T10">===</text:span><text:span text:style-name="T7"> </text:span><text:span text:style-name="T11">updatedIngreso</text:span><text:span text:style-name="T7">.</text:span><text:span text:style-name="T11">id</text:span><text:span text:style-name="T7"> </text:span><text:span text:style-name="T10">?</text:span><text:span text:style-name="T7"> </text:span><text:span text:style-name="T11">updatedIngreso</text:span><text:span text:style-name="T7"> </text:span><text:span text:style-name="T10">:</text:span><text:span text:style-name="T7"> </text:span><text:span text:style-name="T11">ing</text:span></text:p>
      <text:p text:style-name="P3">            <text:span text:style-name="T7">)</text:span></text:p>
      <text:p text:style-name="P3">          <text:span text:style-name="T7">);</text:span></text:p>
      <text:p text:style-name="P3">          <text:span text:style-name="T9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 </text:span><text:span text:style-name="T13">else</text:span><text:span text:style-name="T7"> {</text:span></text:p>
      <text:p text:style-name="P3">      <text:span text:style-name="T14">// Crear nuevo ingreso</text:span></text:p>
      <text:p text:style-name="P3">      <text:span text:style-name="T9">fetch</text:span><text:span text:style-name="T7">(</text:span><text:span text:style-name="T12">"http://localhost:8000/ingresos"</text:span><text:span text:style-name="T7">, {</text:span></text:p>
      <text:p text:style-name="P3">        <text:span text:style-name="T11">method:</text:span><text:span text:style-name="T7"> </text:span><text:span text:style-name="T12">"POS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data</text:span><text:span text:style-name="T7">) </text:span><text:span text:style-name="T6">=&gt;</text:span><text:span text:style-name="T7"> {</text:span></text:p>
      <text:p text:style-name="P3"><text:soft-page-break/>          <text:span text:style-name="T9">setIngresos</text:span><text:span text:style-name="T7">([</text:span><text:span text:style-name="T10">...</text:span><text:span text:style-name="T8">ingresos</text:span><text:span text:style-name="T7">, </text:span><text:span text:style-name="T11">data</text:span><text:span text:style-name="T7">]);</text:span></text:p>
      <text:p text:style-name="P3">          <text:span text:style-name="T9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Edit</text:span><text:span text:style-name="T7"> </text:span><text:span text:style-name="T10">=</text:span><text:span text:style-name="T7"> (</text:span><text:span text:style-name="T11">ingreso</text:span><text:span text:style-name="T7">) </text:span><text:span text:style-name="T6">=&gt;</text:span><text:span text:style-name="T7"> {</text:span></text:p>
      <text:p text:style-name="P3">    <text:span text:style-name="T9">setNuevoIngreso</text:span><text:span text:style-name="T7">(</text:span><text:span text:style-name="T11">ingreso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Delete</text:span><text:span text:style-name="T7"> </text:span><text:span text:style-name="T10">=</text:span><text:span text:style-name="T7"> (</text:span><text:span text:style-name="T11">id</text:span><text:span text:style-name="T7">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`http://localhost:8000/ingresos/</text:span><text:span text:style-name="T6">${</text:span><text:span text:style-name="T11">id</text:span><text:span text:style-name="T6">}</text:span><text:span text:style-name="T12">`</text:span><text:span text:style-name="T7">, {</text:span></text:p>
      <text:p text:style-name="P3">      <text:span text:style-name="T11">method:</text:span><text:span text:style-name="T7"> </text:span><text:span text:style-name="T12">"DELETE"</text:span><text:span text:style-name="T7">,</text:span></text:p>
      <text:p text:style-name="P3">    <text:span text:style-name="T7">}).</text:span><text:span text:style-name="T9">then</text:span><text:span text:style-name="T7">(() </text:span><text:span text:style-name="T6">=&gt;</text:span><text:span text:style-name="T7"> {</text:span></text:p>
      <text:p text:style-name="P3">      <text:span text:style-name="T9">setIngresos</text:span><text:span text:style-name="T7">(</text:span><text:span text:style-name="T8">ingresos</text:span><text:span text:style-name="T7">.</text:span><text:span text:style-name="T9">filter</text:span><text:span text:style-name="T7">((</text:span><text:span text:style-name="T11">ing</text:span><text:span text:style-name="T7">) </text:span><text:span text:style-name="T6">=&gt;</text:span><text:span text:style-name="T7"> </text:span><text:span text:style-name="T11">ing</text:span><text:span text:style-name="T7">.</text:span><text:span text:style-name="T11">id</text:span><text:span text:style-name="T7"> </text:span><text:span text:style-name="T10">!==</text:span><text:span text:style-name="T7"> </text:span><text:span text:style-name="T11">id</text:span><text:span text:style-name="T7">));</text:span></text:p>
      <text:p text:style-name="P3">    <text:span text:style-name="T7">});</text:span></text:p>
      <text:p text:style-name="P3">  <text:span text:style-name="T7">};</text:span></text:p>
      <text:p text:style-name="P2"/>
      <text:p text:style-name="P3">  <text:span text:style-name="T13">return</text:span><text:span text:style-name="T7"> (</text:span></text:p>
      <text:p text:style-name="P3">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alta-ingreso-container"</text:span><text:span text:style-name="T15">&gt;</text:span></text:p>
      <text:p text:style-name="P3">      <text:span text:style-name="T6">{</text:span><text:span text:style-name="T14">/* Título principal */</text:span><text:span text:style-name="T6">}</text:span></text:p>
      <text:p text:style-name="P3">      <text:span text:style-name="T15">&lt;</text:span><text:span text:style-name="T6">h1</text:span><text:span text:style-name="T7"> </text:span><text:span text:style-name="T11">className</text:span><text:span text:style-name="T10">=</text:span><text:span text:style-name="T12">"titulo-principal"</text:span><text:span text:style-name="T15">&gt;</text:span><text:span text:style-name="T7">Ingresos</text:span><text:span text:style-name="T15">&lt;/</text:span><text:span text:style-name="T6">h1</text:span><text:span text:style-name="T15">&gt;</text:span></text:p>
      <text:p text:style-name="P2"/>
      <text:p text:style-name="P3">      <text:span text:style-name="T6">{</text:span><text:span text:style-name="T14">/* Lista de ingresos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lista-ingresos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7">Lista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table</text:span><text:span text:style-name="T15">&gt;</text:span></text:p>
      <text:p text:style-name="P3">          <text:span text:style-name="T15">&lt;</text:span><text:span text:style-name="T6">thead</text:span><text:span text:style-name="T15">&gt;</text:span></text:p>
      <text:p text:style-name="P3">            <text:span text:style-name="T15">&lt;</text:span><text:span text:style-name="T6">tr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Categoría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Monto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Fecha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Acciones</text:span><text:span text:style-name="T15">&lt;/</text:span><text:span text:style-name="T6">th</text:span><text:span text:style-name="T15">&gt;</text:span></text:p>
      <text:p text:style-name="P3">            <text:span text:style-name="T15">&lt;/</text:span><text:span text:style-name="T6">tr</text:span><text:span text:style-name="T15">&gt;</text:span></text:p>
      <text:p text:style-name="P3">          <text:span text:style-name="T15">&lt;/</text:span><text:span text:style-name="T6">thead</text:span><text:span text:style-name="T15">&gt;</text:span></text:p>
      <text:p text:style-name="P3">          <text:span text:style-name="T15">&lt;</text:span><text:span text:style-name="T6">tbody</text:span><text:span text:style-name="T15">&gt;</text:span></text:p>
      <text:p text:style-name="P3">            <text:span text:style-name="T6">{</text:span><text:span text:style-name="T8">ingresos</text:span><text:span text:style-name="T10">.</text:span><text:span text:style-name="T9">map</text:span><text:span text:style-name="T10">((</text:span><text:span text:style-name="T11">ingreso</text:span><text:span text:style-name="T10">) </text:span><text:span text:style-name="T6">=&gt;</text:span><text:span text:style-name="T10"> (</text:span></text:p>
      <text:p text:style-name="P3"><text:span text:style-name="T16">              </text:span><text:span text:style-name="T15">&lt;</text:span><text:span text:style-name="T6">tr</text:span><text:span text:style-name="T10"> </text:span><text:span text:style-name="T11">key</text:span><text:span text:style-name="T10">=</text:span><text:span text:style-name="T6">{</text:span><text:span text:style-name="T11">ingreso</text:span><text:span text:style-name="T10">.</text:span><text:span text:style-name="T11">id</text:span><text:span text:style-name="T6">}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categoria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monto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fecha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0"> </text:span><text:span text:style-name="T11">className</text:span><text:span text:style-name="T10">=</text:span><text:span text:style-name="T12">"acciones"</text:span><text:span text:style-name="T15">&gt;</text:span></text:p>
      <text:p text:style-name="P3"><text:span text:style-name="T16">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Edit</text:span><text:span text:style-name="T10">(</text:span><text:span text:style-name="T11">ingreso</text:span><text:span text:style-name="T10">)</text:span><text:span text:style-name="T6">}</text:span><text:span text:style-name="T15">&gt;</text:span><text:span text:style-name="T10">Editar</text:span><text:span text:style-name="T15">&lt;/</text:span><text:span text:style-name="T6">button</text:span><text:span text:style-name="T15">&gt;</text:span></text:p>
      <text:p text:style-name="P3"><text:span text:style-name="T16">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Delete</text:span><text:span text:style-name="T10">(</text:span><text:span text:style-name="T11">ingreso</text:span><text:span text:style-name="T10">.</text:span><text:span text:style-name="T11">id</text:span><text:span text:style-name="T10">)</text:span><text:span text:style-name="T6">}</text:span><text:span text:style-name="T15">&gt;</text:span><text:span text:style-name="T10">Eliminar</text:span><text:span text:style-name="T15">&lt;/</text:span><text:span text:style-name="T6">button</text:span><text:span text:style-name="T15">&gt;</text:span></text:p>
      <text:p text:style-name="P3"><text:span text:style-name="T16">                </text:span><text:span text:style-name="T15">&lt;/</text:span><text:span text:style-name="T6">td</text:span><text:span text:style-name="T15">&gt;</text:span></text:p>
      <text:p text:style-name="P3"><text:span text:style-name="T16">              </text:span><text:span text:style-name="T15">&lt;/</text:span><text:span text:style-name="T6">tr</text:span><text:span text:style-name="T15">&gt;</text:span></text:p>
      <text:p text:style-name="P3"><text:span text:style-name="T16">            </text:span><text:span text:style-name="T10">))</text:span><text:span text:style-name="T6">}</text:span></text:p>
      <text:p text:style-name="P3">          <text:span text:style-name="T15">&lt;/</text:span><text:span text:style-name="T6">tbody</text:span><text:span text:style-name="T15">&gt;</text:span></text:p>
      <text:p text:style-name="P3">        <text:span text:style-name="T15">&lt;/</text:span><text:span text:style-name="T6">table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2"/>
      <text:p text:style-name="P3"><text:soft-page-break/>      <text:span text:style-name="T6">{</text:span><text:span text:style-name="T14">/* Formulario de alta/edición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formulario-ingreso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6">{</text:span><text:span text:style-name="T8">nuevoIngreso</text:span><text:span text:style-name="T10">.</text:span><text:span text:style-name="T11">id</text:span><text:span text:style-name="T10"> ? </text:span><text:span text:style-name="T12">"Editar Ingreso"</text:span><text:span text:style-name="T10"> : </text:span><text:span text:style-name="T12">"Alta/Modificación"</text:span><text:span text:style-name="T6">}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form</text:span><text:span text:style-name="T7"> </text:span><text:span text:style-name="T11">onSubmit</text:span><text:span text:style-name="T10">=</text:span><text:span text:style-name="T6">{</text:span><text:span text:style-name="T9">handleSubmit</text:span><text:span text:style-name="T6">}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Categorí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text"</text:span></text:p>
      <text:p text:style-name="P3">              <text:span text:style-name="T11">name</text:span><text:span text:style-name="T10">=</text:span><text:span text:style-name="T12">"categoria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categoria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Monto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number"</text:span></text:p>
      <text:p text:style-name="P3">              <text:span text:style-name="T11">name</text:span><text:span text:style-name="T10">=</text:span><text:span text:style-name="T12">"monto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monto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Fech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date"</text:span></text:p>
      <text:p text:style-name="P3">              <text:span text:style-name="T11">name</text:span><text:span text:style-name="T10">=</text:span><text:span text:style-name="T12">"fecha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fecha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button</text:span><text:span text:style-name="T7"> </text:span><text:span text:style-name="T11">type</text:span><text:span text:style-name="T10">=</text:span><text:span text:style-name="T12">"submit"</text:span><text:span text:style-name="T15">&gt;</text:span><text:span text:style-name="T6">{</text:span><text:span text:style-name="T8">nuevoIngreso</text:span><text:span text:style-name="T10">.</text:span><text:span text:style-name="T11">id</text:span><text:span text:style-name="T10"> ? </text:span><text:span text:style-name="T12">"Guardar Cambios"</text:span><text:span text:style-name="T10"> : </text:span><text:span text:style-name="T12">"Agregar"</text:span><text:span text:style-name="T6">}</text:span><text:span text:style-name="T15">&lt;/</text:span><text:span text:style-name="T6">button</text:span><text:span text:style-name="T15">&gt;</text:span></text:p>
      <text:p text:style-name="P3">        <text:span text:style-name="T15">&lt;/</text:span><text:span text:style-name="T6">form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3">    <text:span text:style-name="T15">&lt;/</text:span><text:span text:style-name="T6">div</text:span><text:span text:style-name="T15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6:36:37.427585000</meta:creation-date>
    <dc:date>2025-08-29T16:36:45.290927500</dc:date>
    <meta:editing-duration>PT8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33" meta:word-count="298" meta:character-count="3899" meta:non-whitespace-character-count="2618"/>
  </office:meta>
</office:document-meta>
</file>